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i" text:start-value="1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ach memory and register store needs some state stored with it. To this end, a linked list will be built of every type of memory location.</text:p>
      <text:list text:style-name="L1">
        <text:list-item>
          <text:p text:style-name="P1">CPU registers</text:p>
        </text:list-item>
        <text:list-item>
          <text:p text:style-name="P1">Stack.</text:p>
        </text:list-item>
        <text:list-item>
          <text:p text:style-name="P1">memory. (unclassified)</text:p>
        </text:list-item>
        <text:list-item>
          <text:p text:style-name="P1">instructions</text:p>
        </text:list-item>
        <text:list-item>
          <text:p text:style-name="P1">data</text:p>
        </text:list-item>
      </text:list>
      <text:list text:style-name="L2">
        <text:list-header>
          <text:p text:style-name="P2"/>
        </text:list-header>
      </text:list>
      <text:p text:style-name="Standard">The difficult point with memory is that each byte of memory can be instructions or data. Each CPU instruction can take multiple bytes of memory. Once a location in memory is to be executed, it must be an instruction, it will be added to the “instructions” list. Each entry in the instructions list will contain an entire instruction so can contain more than one byte of memory.</text:p>
      <text:p text:style-name="Standard">Each CPU instruction can have multiple RTL instructions. Each RTL instruction can only have 2 parameters. Source and destination. Each parameter will be given a name. The names can be:</text:p>
      <text:list text:style-name="L3">
        <text:list-item>
          <text:p text:style-name="P3">paramX</text:p>
        </text:list-item>
        <text:list-item>
          <text:p text:style-name="P3">localX</text:p>
        </text:list-item>
        <text:list-item>
          <text:p text:style-name="P3">function_ptrX</text:p>
        </text:list-item>
        <text:list-item>
          <text:p text:style-name="P3">data_structX</text:p>
        </text:list-item>
        <text:list-item>
          <text:p text:style-name="P3">instructionX</text:p>
        </text:list-item>
      </text:list>
      <text:p text:style-name="Standard">Whenever a memory location is accessed as data, it is placed in the data_structX list, and assigned a size and unknown type. The unknown type will default to be given an int32_t type. But this can change to become entire structures. When the memory has been assigned as data_structX or instructionX, it is removed from the memory list. If at any future time, the data_structX is executed, one can assume self modifying code, and this will be discussed in a separate document, so it is outside the scope of this document.</text:p>
      <text:p text:style-name="Standard"/>
      <text:p text:style-name="Standard">The entry point of a function will have a relative stack address of 0.</text:p>
      <text:p text:style-name="Standard">paramX is used if the source of the data is from the stack at address &gt; 0</text:p>
      <text:p text:style-name="Standard">localX is used if the source of the data is from the stack at address &lt; 0</text:p>
      <text:p text:style-name="Standard">Whenever the IP is pushed onto the stack, the stack will be saved, and a new stack initiated.</text:p>
      <text:p text:style-name="Standard">The new stack address 0 will contain a variable showing the offset into the previous stack, so that if the function reads from one of the paramX, it will be able to find it in the localX from the previous stack.</text:p>
      <text:p text:style-name="Standard">Whenever the IP is popped from the stack, the current stack frame is destroyed, and the previous one initiated. Whenever the IP is on the stack, it will be tagged as an IP, and have special actions if accessed.</text:p>
      <text:p text:style-name="Standard"/>
      <text:p text:style-name="Standard">InstructionX details</text:p>
      <text:p text:style-name="Standard">struct instruction details...</text:p>
      <text:p text:style-name="Standard">address in real memory</text:p>
      <text:p text:style-name="Standard">number of bytes in this instruction</text:p>
      <text:p text:style-name="Standard">the actual bytes for this instruction</text:p>
      <text:p text:style-name="Standard">source label</text:p>
      <text:p text:style-name="Standard"><text:s text:c="2"/>reference to last instruction that modified the label contents</text:p>
      <text:p text:style-name="Standard"><text:s text:c="2"/>new label, or reusing an old label.</text:p>
      <text:p text:style-name="Standard">destination label</text:p>
      <text:p text:style-name="Standard"><text:s text:c="2"/>reference to last instruction that modified the label contents.</text:p>
      <text:p text:style-name="Standard"><text:s text:c="2"/>New label, or reusing an old label.</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James Courtier-Dutton</meta:initial-creator>
    <meta:creation-date>2005-12-18T19:04:39</meta:creation-date>
    <dc:creator>James Courtier-Dutton</dc:creator>
    <dc:date>2005-12-18T22:23:49</dc:date>
    <dc:language>en-GB</dc:language>
    <meta:editing-cycles>3</meta:editing-cycles>
    <meta:editing-duration>PT13M28S</meta:editing-duration>
    <meta:user-defined meta:name="Info 1"/>
    <meta:user-defined meta:name="Info 2"/>
    <meta:user-defined meta:name="Info 3"/>
    <meta:user-defined meta:name="Info 4"/>
    <meta:document-statistic meta:table-count="0" meta:image-count="0" meta:object-count="0" meta:page-count="1" meta:paragraph-count="31" meta:word-count="433" meta:character-count="2430"/>
  </office:meta>
</office:document-meta>
</file>